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Helvetica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in" fo:margin-right="0in" style:line-height-at-least="0.2291in" fo:widows="1" fo:text-indent="0in" style:auto-text-indent="false"/>
    </style:style>
    <style:style style:name="P4" style:family="paragraph" style:parent-style-name="mark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" style:family="paragraph" style:parent-style-name="mark">
      <style:text-properties fo:font-variant="normal" fo:text-transform="none" fo:color="#252525" style:font-name="Times New Roman" fo:font-size="14pt" fo:letter-spacing="normal" fo:font-style="normal" fo:font-weight="normal"/>
    </style:style>
    <style:style style:name="P6" style:family="paragraph" style:parent-style-name="mark" style:list-style-name="L1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b0080" style:text-line-through-style="none" style:font-name="sans-serif" fo:font-size="10.5pt" style:text-underline-style="none" style:text-blinking="false"/>
    </style:style>
    <style:style style:name="T6" style:family="text">
      <style:text-properties fo:color="#000000" style:font-name="Times New Roman1" style:font-size-asian="14pt" style:font-size-complex="14pt"/>
    </style:style>
    <style:style style:name="T7" style:family="text">
      <style:text-properties fo:color="#000000" style:font-name="Times New Roman1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style:font-name="Times New Roman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style:font-name="Times New Roman" style:font-size-asian="14pt" style:font-size-complex="14pt"/>
    </style:style>
    <style:style style:name="T11" style:family="text">
      <style:text-properties fo:color="#000000" style:font-name="Times New Roman" fo:font-weight="bold" style:font-size-asian="14pt" style:font-weight-asian="bold" style:font-size-complex="14pt" style:font-weight-complex="bold"/>
    </style:style>
    <style:style style:name="T12" style:family="text">
      <style:text-properties fo:color="#252525" style:font-name="sans-serif" fo:font-size="10.5pt"/>
    </style:style>
    <style:style style:name="T13" style:family="text">
      <style:text-properties fo:color="#252525" style:font-name="sans-serif" fo:font-size="10.5pt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3.3</text:span><text:span text:style-name="T6"> </text:span><text:span text:style-name="T11">Аномалія оновлення</text:span><text:span text:style-name="T10"> - поява в базі даних неузгодженості даних при виконанні операцій вставки, видалення, модифікації записів.</text:span></text:p>
      <text:p text:style-name="P2"><text:span text:style-name="T4">Аномалії модифікації </text:span>- виникнення неузгодженості записів у</text:p>
      <text:p text:style-name="P2">таблиці при зміні даних у одного запису.</text:p>
      <text:p text:style-name="P2">Для відносини "Студент" (ПІБ, Група, Староста), де у стовпці "Група" зберігається повна назва групи, а стовпчик "Староста" містить ПІБ старости групи, зміна значення "Староста" (наприклад, для усунення помилки) може призвести до існування більше одного старости однієї і тієї ж групи.</text:p>
      <text:p text:style-name="P2"><text:span text:style-name="T4">Аномалії видалення </text:span>- видалення зайвої інформації при видаленні запису.</text:p>
      <text:p text:style-name="P1"><text:span text:style-name="T13">Нормалізація схеми бази даних</text:span><text:span text:style-name="T12"> — покроковий процес розбиття одного відношення (на практиці: таблиці) відповідно до алгоритму нормалізації на декілька відношень на базі </text:span><text:a xlink:type="simple" xlink:href="https://uk.wikipedia.org/wiki/Функціональна_залежність"><text:span text:style-name="T5">функціональних залежностей</text:span></text:a><text:span text:style-name="T12">.</text:span></text:p>
      <text:p text:style-name="P3"><text:span text:style-name="T1">Нормальна форма</text:span><text:span text:style-name="T2"> — властивість </text:span><text:a xlink:type="simple" xlink:href="https://uk.wikipedia.org/wiki/Відношення_(реляційна_модель)"><text:span text:style-name="T3">відношення</text:span></text:a><text:span text:style-name="T2"> в </text:span><text:a xlink:type="simple" xlink:href="https://uk.wikipedia.org/wiki/Реляційна_модель_даних"><text:span text:style-name="T3">реляційній моделі даних</text:span></text:a><text:span text:style-name="T2">, що характеризує його з точки зору надмірності, яка потенційно може призвести до логічно помилкових результатів вибірки або зміни даних. Нормальна форма визначається як сукупність вимог, яким має задовольняти відношення.</text:span></text:p>
      <text:p text:style-name="P4">Нормальні форми:</text:p>
      <text:list xml:id="list15099465182" text:style-name="L1">
        <text:list-item>
          <text:p text:style-name="P6">1NF</text:p>
        </text:list-item>
        <text:list-item>
          <text:p text:style-name="P6">2NF</text:p>
        </text:list-item>
        <text:list-item>
          <text:p text:style-name="P6">3NF</text:p>
        </text:list-item>
        <text:list-item>
          <text:p text:style-name="P6">4NF</text:p>
        </text:list-item>
        <text:list-item>
          <text:p text:style-name="P6">5N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Helvetica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5:53</dc:date>
    <dc:creator>mark </dc:creator>
    <meta:editing-duration>P0D</meta:editing-duration>
    <meta:editing-cycles>10</meta:editing-cycles>
    <meta:document-statistic meta:table-count="0" meta:image-count="0" meta:object-count="0" meta:page-count="1" meta:paragraph-count="13" meta:word-count="154" meta:character-count="1097" meta:non-whitespace-character-count="961"/>
  </office:meta>
</office:document-meta>
</file>